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havanne Lucas</text:p>
      <text:p text:style-name="Normal">Journal de bord<text:s/></text:p>
      <text:p text:style-name="Normal">Blm shop</text:p>
      <text:p text:style-name="Normal">05/10/2022</text:p>
      <text:h text:style-name="Titre1" text:outline-level="1">Matin<text:s/></text:h>
      <text:h text:style-name="Titre2" text:outline-level="2">Page panier, pages produits</text:h>
      <text:h text:style-name="Titre1" text:outline-level="1">Aprèm<text:s/></text:h>
      <text:h text:style-name="Titre2" text:outline-level="2">Aider Jordan sur son projet<text:s/></text:h>
      <text:h text:style-name="Titre2" text:outline-level="2">Ajouter une nouvelle table catégories</text:h>
      <text:h text:style-name="Titre2" text:outline-level="2">Design page détail du produit<text:s/></text:h>
      <text:p text:style-name="Normal"/>
      <text:p text:style-name="Normal">06/10/2022</text:p>
      <text:p text:style-name="Normal">Matin : check up de mme mota<text:s/></text:p>
      <text:p text:style-name="Normal">Modification page produits et page d’acceuil<text:s/></text:p>
      <text:p text:style-name="Normal">Aprem : inserti0ons de donnée dans la bdd</text:p>
      <text:p text:style-name="Normal">Régler les erreurs de nos page<text:s/></text:p>
      <text:p text:style-name="Normal">Ajout d’un footer</text:p>
      <text:p text:style-name="Normal"/>
      <text:p text:style-name="Normal"/>
      <text:p text:style-name="Normal">10/10/2022</text:p>
      <text:p text:style-name="Normal">Matin : rectification du carousel<text:s/></text:p>
      <text:p text:style-name="Normal">Aprem : creation page admin qui permet de voir toutes les voitures de les modifier ou/et les supprim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AS.CHVNN</meta:initial-creator>
    <dc:creator>LUCAS.CHVNN</dc:creator>
    <meta:creation-date>2022-10-05T14:01:00Z</meta:creation-date>
    <dc:date>2022-10-10T14:03:00Z</dc:date>
    <meta:template xlink:href="Normal.dotm" xlink:type="simple"/>
    <meta:editing-cycles>3</meta:editing-cycles>
    <meta:editing-duration>PT360S</meta:editing-duration>
    <meta:document-statistic meta:page-count="1" meta:paragraph-count="1" meta:word-count="80" meta:character-count="522" meta:row-count="3" meta:non-whitespace-character-count="443"/>
  </office:meta>
</office:document-meta>
</file>